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1.1673in"/>
    </style:style>
    <style:style style:name="co4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order-bottom="0.0138in solid #292f50" style:diagonal-bl-tr="none" style:diagonal-tl-br="none" style:text-align-source="fix" style:repeat-content="false" fo:wrap-option="wrap" fo:border-left="0.0138in solid #292f50" style:direction="ltr" fo:border-right="0.0138in solid #373f6b" style:rotation-angle="0" style:rotation-align="none" style:shrink-to-fit="false" fo:border-top="0.0138in solid #292f50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 style:data-style-name="N8100">
      <style:table-cell-properties fo:border-bottom="0.0138in solid #ffffff" style:diagonal-bl-tr="none" style:diagonal-tl-br="none" style:text-align-source="value-type" style:repeat-content="false" fo:wrap-option="no-wrap" fo:border-left="0.0138in solid #292f50" style:direction="ltr" fo:border-right="0.0138in solid #ffffff" style:rotation-angle="0" style:rotation-align="none" style:shrink-to-fit="false" fo:border-top="0.0138in solid #ffffff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fo:border-bottom="0.0138in solid #f6f8f9" style:diagonal-bl-tr="none" style:diagonal-tl-br="none" style:text-align-source="value-type" style:repeat-content="false" fo:wrap-option="no-wrap" fo:border-left="0.0138in solid #292f50" style:direction="ltr" fo:border-right="0.0138in solid #f6f8f9" style:rotation-angle="0" style:rotation-align="none" style:shrink-to-fit="false" fo:border-top="0.0138in solid #f6f8f9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 style:data-style-name="N8100">
      <style:table-cell-properties fo:border-bottom="0.0138in solid #292f50" style:diagonal-bl-tr="none" style:diagonal-tl-br="none" style:text-align-source="value-type" style:repeat-content="false" fo:wrap-option="no-wrap" fo:border-left="0.0138in solid #292f50" style:direction="ltr" fo:border-right="0.0138in solid #f6f8f9" style:rotation-angle="0" style:rotation-align="none" style:shrink-to-fit="false" fo:border-top="0.0138in solid #f6f8f9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138in solid #292f50" style:diagonal-bl-tr="none" style:diagonal-tl-br="none" style:text-align-source="fix" style:repeat-content="false" fo:wrap-option="wrap" fo:border-left="0.0138in solid #373f6b" style:direction="ltr" fo:border-right="0.0138in solid #373f6b" style:rotation-angle="0" style:rotation-align="none" style:shrink-to-fit="false" fo:border-top="0.0138in solid #292f50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f6f8f9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138in solid #292f50" style:diagonal-bl-tr="none" style:diagonal-tl-br="none" style:text-align-source="value-type" style:repeat-content="false" fo:wrap-option="no-wrap" fo:border-left="0.0138in solid #f6f8f9" style:direction="ltr" fo:border-right="0.0138in solid #f6f8f9" style:rotation-angle="0" style:rotation-align="none" style:shrink-to-fit="false" fo:border-top="0.0138in solid #f6f8f9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38in solid #f6f8f9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 style:data-style-name="N8100">
      <style:table-cell-properties fo:border-bottom="0.0138in solid #292f50" style:diagonal-bl-tr="none" style:diagonal-tl-br="none" style:text-align-source="value-type" style:repeat-content="false" fo:wrap-option="no-wrap" fo:border-left="0.0138in solid #f6f8f9" style:direction="ltr" fo:border-right="0.0138in solid #f6f8f9" style:rotation-angle="0" style:rotation-align="none" style:shrink-to-fit="false" fo:border-top="0.0138in solid #f6f8f9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map style:condition="cell-content()=&quot;&quot;" style:apply-style-name="Untitled1" style:base-cell-address="Sheet1.I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tegory 1&quot;;&quot;Category 2&quot;;&quot;Category 3&quot;;&quot;Category 4&quot;)" table:allow-empty-cell="true" table:display-list="unsorted" table:base-cell-address="Sheet1.B2"/>
        <table:content-validation table:name="val2" table:condition="of:cell-content-is-in-list(&quot;Not started&quot;;&quot;In progress&quot;;&quot;Blocked&quot;;&quot;Launched&quot;)" table:allow-empty-cell="true" table:display-list="unsorted" table:base-cell-address="Sheet1.C2"/>
        <table:content-validation table:name="val3" table:condition="of:cell-content-is-in-list(&quot;XS&quot;;&quot;S&quot;;&quot;M&quot;;&quot;L&quot;;&quot;XL&quot;;&quot;XXL&quot;)" table:allow-empty-cell="true" table:display-list="unsorted" table:base-cell-address="Sheet1.E2"/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3" table:default-cell-style-name="Excel_20_Built-in_20_Normal"/>
        <table:table-column table:style-name="co2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category_id</text:p>
          </table:table-cell>
          <table:table-cell table:style-name="ce5" office:value-type="string">
            <text:p>cost_price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discount_price</text:p>
          </table:table-cell>
          <table:table-cell table:style-name="ce5" office:value-type="string">
            <text:p>stock_alert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vat</text:p>
          </table:table-cell>
          <table:table-cell office:value-type="string">
            <text:p>image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hicken and Chips</text:p>
          </table:table-cell>
          <table:table-cell table:style-name="ce6" table:content-validation-name="val1" office:value-type="float" office:value="3">
            <text:p>3</text:p>
          </table:table-cell>
          <table:table-cell table:style-name="ce6" table:content-validation-name="val2" office:value-type="float" office:value="7000">
            <text:p>7000</text:p>
          </table:table-cell>
          <table:table-cell table:style-name="ce6" table:content-validation-name="val2" office:value-type="float" office:value="7199">
            <text:p>7199</text:p>
          </table:table-cell>
          <table:table-cell table:style-name="ce9"/>
          <table:table-cell table:style-name="ce6" table:content-validation-name="val3" office:value-type="float" office:value="5">
            <text:p>5</text:p>
          </table:table-cell>
          <table:table-cell table:style-name="ce13" office:value-type="string">
            <text:p>Delicious</text:p>
          </table:table-cell>
          <table:table-cell table:style-name="ce14" table:formula="of:=FALSE()" office:value-type="boolean" office:boolean-value="false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3" office:value-type="string">
            <text:p>Meat Pie</text:p>
          </table:table-cell>
          <table:table-cell table:style-name="ce7" table:content-validation-name="val1" office:value-type="float" office:value="15">
            <text:p>15</text:p>
          </table:table-cell>
          <table:table-cell table:style-name="ce7" table:content-validation-name="val2" office:value-type="float" office:value="2000">
            <text:p>2000</text:p>
          </table:table-cell>
          <table:table-cell table:style-name="ce7" table:content-validation-name="val2" office:value-type="float" office:value="2199">
            <text:p>2199</text:p>
          </table:table-cell>
          <table:table-cell table:style-name="ce10" office:value-type="string">
            <text:p>2097</text:p>
          </table:table-cell>
          <table:table-cell table:style-name="ce7" table:content-validation-name="val3" office:value-type="float" office:value="11">
            <text:p>11</text:p>
          </table:table-cell>
          <table:table-cell table:style-name="ce13" office:value-type="string">
            <text:p>Yummy</text:p>
          </table:table-cell>
          <table:table-cell table:style-name="ce14" table:formula="of:=FALSE()" office:value-type="boolean" office:boolean-value="false">
            <text:p>FALS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ried Rice and Chicken</text:p>
          </table:table-cell>
          <table:table-cell table:style-name="ce6" table:content-validation-name="val1" office:value-type="float" office:value="2">
            <text:p>2</text:p>
          </table:table-cell>
          <table:table-cell table:style-name="ce6" table:content-validation-name="val2" office:value-type="float" office:value="8600">
            <text:p>8600</text:p>
          </table:table-cell>
          <table:table-cell table:style-name="ce6" table:content-validation-name="val2" office:value-type="float" office:value="8799">
            <text:p>8799</text:p>
          </table:table-cell>
          <table:table-cell table:style-name="ce9" office:value-type="string">
            <text:p>8697</text:p>
          </table:table-cell>
          <table:table-cell table:style-name="ce6" table:content-validation-name="val3" office:value-type="float" office:value="7">
            <text:p>7</text:p>
          </table:table-cell>
          <table:table-cell table:style-name="ce13" office:value-type="string">
            <text:p>Delicious</text:p>
          </table:table-cell>
          <table:table-cell table:style-name="ce14" table:formula="of:=TRUE()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Hollandia Milk</text:p>
          </table:table-cell>
          <table:table-cell table:style-name="ce7" table:content-validation-name="val1" office:value-type="float" office:value="5">
            <text:p>5</text:p>
          </table:table-cell>
          <table:table-cell table:style-name="ce7" table:content-validation-name="val2" office:value-type="float" office:value="2700">
            <text:p>2700</text:p>
          </table:table-cell>
          <table:table-cell table:style-name="ce7" table:content-validation-name="val2" office:value-type="float" office:value="2899">
            <text:p>2899</text:p>
          </table:table-cell>
          <table:table-cell table:style-name="ce10"/>
          <table:table-cell table:style-name="ce7" table:content-validation-name="val3" office:value-type="float" office:value="11">
            <text:p>11</text:p>
          </table:table-cell>
          <table:table-cell table:style-name="ce13" office:value-type="string">
            <text:p>Refreshing</text:p>
          </table:table-cell>
          <table:table-cell table:style-name="ce14" table:formula="of:=FALSE()" office:value-type="boolean" office:boolean-value="false">
            <text:p>FALS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table:content-validation-name="val1"/>
          <table:table-cell table:style-name="ce6" table:content-validation-name="val2" table:number-columns-repeated="2"/>
          <table:table-cell table:style-name="ce9"/>
          <table:table-cell table:style-name="ce6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content-validation-name="val1"/>
          <table:table-cell table:style-name="ce7" table:content-validation-name="val2" table:number-columns-repeated="2"/>
          <table:table-cell table:style-name="ce10"/>
          <table:table-cell table:style-name="ce7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content-validation-name="val1"/>
          <table:table-cell table:style-name="ce6" table:content-validation-name="val2" table:number-columns-repeated="2"/>
          <table:table-cell table:style-name="ce9"/>
          <table:table-cell table:style-name="ce6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content-validation-name="val1"/>
          <table:table-cell table:style-name="ce7" table:content-validation-name="val2" table:number-columns-repeated="2"/>
          <table:table-cell table:style-name="ce10"/>
          <table:table-cell table:style-name="ce7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content-validation-name="val1"/>
          <table:table-cell table:style-name="ce6" table:content-validation-name="val2" table:number-columns-repeated="2"/>
          <table:table-cell table:style-name="ce9"/>
          <table:table-cell table:style-name="ce6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content-validation-name="val1"/>
          <table:table-cell table:style-name="ce7" table:content-validation-name="val2" table:number-columns-repeated="2"/>
          <table:table-cell table:style-name="ce10"/>
          <table:table-cell table:style-name="ce7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content-validation-name="val1"/>
          <table:table-cell table:style-name="ce6" table:content-validation-name="val2" table:number-columns-repeated="2"/>
          <table:table-cell table:style-name="ce9"/>
          <table:table-cell table:style-name="ce6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content-validation-name="val1"/>
          <table:table-cell table:style-name="ce7" table:content-validation-name="val2" table:number-columns-repeated="2"/>
          <table:table-cell table:style-name="ce10"/>
          <table:table-cell table:style-name="ce7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content-validation-name="val1"/>
          <table:table-cell table:style-name="ce6" table:content-validation-name="val2" table:number-columns-repeated="2"/>
          <table:table-cell table:style-name="ce9"/>
          <table:table-cell table:style-name="ce6" table:content-validation-name="val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table:content-validation-name="val1"/>
          <table:table-cell table:style-name="ce8" table:content-validation-name="val2" table:number-columns-repeated="2"/>
          <table:table-cell table:style-name="ce11"/>
          <table:table-cell table:style-name="ce8" table:content-validation-name="val3"/>
          <table:table-cell table:style-name="ce13" table:number-columns-repeated="2"/>
          <table:table-cell table:number-columns-repeated="1016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_1" table:target-range-address="Sheet1.A1:Sheet1.H1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laceholderStyle" style:family="table-cell" style:parent-style-name="Default">
      <style:text-properties fo:color="#dddddd"/>
    </style:style>
    <style:style style:name="Untitled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8">07/08/2025</text:date>, <text:time>19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08T19:41:53.10</dc:date>
    <dc:creator>CHIBUIKE UMOLU</dc:creator>
    <meta:document-statistic meta:table-count="1" meta:cell-count="39" meta:object-count="0"/>
    <meta:generator>OpenOffice/4.1.15$Win32 OpenOffice.org_project/4115m2$Build-9813</meta:generator>
  </office:meta>
</office:document-meta>
</file>